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P1" style:parent-style-name="Heading1" style:master-page-name="MPF0" style:family="paragraph">
      <style:paragraph-properties fo:break-before="page"/>
      <style:text-properties fo:language="es" fo:country="ES"/>
    </style:style>
    <style:style style:name="P2" style:parent-style-name="Heading1" style:family="paragraph">
      <style:text-properties fo:language="es" fo:country="ES"/>
    </style:style>
    <style:style style:name="P3" style:parent-style-name="Heading1" style:family="paragraph">
      <style:text-properties fo:language="es" fo:country="ES"/>
    </style:style>
    <style:style style:name="TableColumn5" style:family="table-column">
      <style:table-column-properties style:column-width="0.7368in" style:use-optimal-column-width="false"/>
    </style:style>
    <style:style style:name="TableColumn6" style:family="table-column">
      <style:table-column-properties style:column-width="1.4368in" style:use-optimal-column-width="false"/>
    </style:style>
    <style:style style:name="TableColumn7" style:family="table-column">
      <style:table-column-properties style:column-width="2.4604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1.0833in" style:use-optimal-column-width="false"/>
    </style:style>
    <style:style style:name="Table4" style:family="table">
      <style:table-properties style:width="6.8986in" fo:margin-left="0.0875in" table:align="left"/>
    </style:style>
    <style:style style:name="TableRow10" style:family="table-row">
      <style:table-row-properties style:min-row-height="0.3881in" style:use-optimal-row-height="false"/>
    </style:style>
    <style:style style:name="TableCell11" style:family="table-cell">
      <style:table-cell-properties fo:border="0.0069in solid #000001" fo:background-color="#BFBFBF" style:writing-mode="lr-tb" style:vertical-align="middle" fo:padding-top="0in" fo:padding-left="0in" fo:padding-bottom="0in" fo:padding-right="0in"/>
    </style:style>
    <style:style style:name="P12" style:parent-style-name="TableParagraph" style:family="paragraph">
      <style:paragraph-properties fo:text-align="center" fo:margin-top="0in" fo:margin-bottom="0in" fo:line-height="100%"/>
    </style:style>
    <style:style style:name="T13" style:parent-style-name="DefaultParagraphFont" style:family="text">
      <style:text-properties style:font-name="Arial" fo:font-weight="bold" style:font-weight-asian="bold" fo:font-size="10pt" style:font-size-asian="10pt"/>
    </style:style>
    <style:style style:name="TableCell14" style:family="table-cell">
      <style:table-cell-properties fo:border="0.0069in solid #000001" fo:background-color="#BFBFBF" style:writing-mode="lr-tb" style:vertical-align="middle" fo:padding-top="0in" fo:padding-left="0in" fo:padding-bottom="0in" fo:padding-right="0in"/>
    </style:style>
    <style:style style:name="P15" style:parent-style-name="TableParagraph" style:family="paragraph">
      <style:paragraph-properties fo:text-align="center" fo:margin-top="0in" fo:margin-bottom="0in" fo:line-height="100%"/>
    </style:style>
    <style:style style:name="T16" style:parent-style-name="DefaultParagraphFont" style:family="text">
      <style:text-properties style:font-name="Arial" fo:font-weight="bold" style:font-weight-asian="bold" fo:font-size="10pt" style:font-size-asian="10pt"/>
    </style:style>
    <style:style style:name="TableCell17" style:family="table-cell">
      <style:table-cell-properties fo:border="0.0069in solid #000001" fo:background-color="#BFBFBF" style:writing-mode="lr-tb" style:vertical-align="middle" fo:padding-top="0in" fo:padding-left="0in" fo:padding-bottom="0in" fo:padding-right="0in"/>
    </style:style>
    <style:style style:name="P18" style:parent-style-name="TableParagraph" style:family="paragraph">
      <style:paragraph-properties fo:text-align="center" fo:margin-top="0in" fo:margin-bottom="0in" fo:line-height="100%"/>
      <style:text-properties style:font-name="Arial" fo:font-weight="bold" style:font-weight-asian="bold" fo:font-size="10pt" style:font-size-asian="10pt"/>
    </style:style>
    <style:style style:name="P19" style:parent-style-name="TableParagraph" style:family="paragraph">
      <style:paragraph-properties fo:text-align="center" fo:margin-top="0in" fo:margin-bottom="0in" fo:line-height="100%"/>
    </style:style>
    <style:style style:name="T20" style:parent-style-name="DefaultParagraphFont" style:family="text">
      <style:text-properties style:font-name="Arial" fo:font-weight="bold" style:font-weight-asian="bold" fo:font-size="10pt" style:font-size-asian="10pt"/>
    </style:style>
    <style:style style:name="TableCell21" style:family="table-cell">
      <style:table-cell-properties fo:border="0.0069in solid #000001" fo:background-color="#BFBFBF" style:writing-mode="lr-tb" style:vertical-align="middle" fo:padding-top="0in" fo:padding-left="0in" fo:padding-bottom="0in" fo:padding-right="0in"/>
    </style:style>
    <style:style style:name="P22" style:parent-style-name="TableParagraph" style:family="paragraph">
      <style:paragraph-properties fo:text-align="center" fo:margin-top="0in" fo:margin-bottom="0in" fo:line-height="100%"/>
    </style:style>
    <style:style style:name="T23" style:parent-style-name="DefaultParagraphFont" style:family="text">
      <style:text-properties style:font-name="Arial" fo:font-weight="bold" style:font-weight-asian="bold" fo:font-size="10pt" style:font-size-asian="10pt"/>
    </style:style>
    <style:style style:name="TableRow24" style:family="table-row">
      <style:table-row-properties style:min-row-height="0.4291in" style:use-optimal-row-height="false"/>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text-align="center" fo:margin-top="0in" fo:margin-bottom="0in" fo:line-height="100%"/>
    </style:style>
    <style:style style:name="T27" style:parent-style-name="DefaultParagraphFont" style:family="text">
      <style:text-properties fo:font-size="9pt" style:font-size-asian="9pt"/>
    </style:style>
    <style:style style:name="TableCell28" style:family="table-cell">
      <style:table-cell-properties fo:border="0.0069in solid #000001" style:writing-mode="lr-tb" fo:padding-top="0in" fo:padding-left="0in" fo:padding-bottom="0in" fo:padding-right="0in"/>
    </style:style>
    <style:style style:name="P29" style:parent-style-name="TableParagraph" style:family="paragraph">
      <style:paragraph-properties fo:margin-top="0in" fo:margin-bottom="0in" fo:line-height="100%" fo:margin-left="0.0784in" fo:margin-right="0.0784in">
        <style:tab-stops/>
      </style:paragraph-properties>
    </style:style>
    <style:style style:name="T30" style:parent-style-name="DefaultParagraphFont" style:family="text">
      <style:text-properties fo:font-size="10pt" style:font-size-asian="10pt"/>
    </style:style>
    <style:style style:name="TableCell31" style:family="table-cell">
      <style:table-cell-properties fo:border="0.0069in solid #000001" style:writing-mode="lr-tb" fo:padding-top="0in" fo:padding-left="0in" fo:padding-bottom="0in" fo:padding-right="0in"/>
    </style:style>
    <style:style style:name="P32"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33" style:parent-style-name="DefaultParagraphFont" style:family="text">
      <style:text-properties fo:font-size="9pt" style:font-size-asian="9pt"/>
    </style:style>
    <style:style style:name="T34" style:parent-style-name="DefaultParagraphFont" style:family="text">
      <style:text-properties fo:letter-spacing="-0.0027in" fo:font-size="9pt" style:font-size-asian="9pt"/>
    </style:style>
    <style:style style:name="T35" style:parent-style-name="DefaultParagraphFont" style:family="text">
      <style:text-properties fo:font-size="9pt" style:font-size-asian="9pt"/>
    </style:style>
    <style:style style:name="P36" style:parent-style-name="TableParagraph" style:family="paragraph">
      <style:paragraph-properties fo:margin-top="0in" fo:margin-bottom="0in" fo:line-height="100%" fo:margin-left="0.0784in" fo:margin-right="0.0784in">
        <style:tab-stops/>
      </style:paragraph-properties>
    </style:style>
    <style:style style:name="T37" style:parent-style-name="DefaultParagraphFont" style:family="text">
      <style:text-properties fo:font-size="9pt" style:font-size-asian="9pt"/>
    </style:style>
    <style:style style:name="TableCell38" style:family="table-cell">
      <style:table-cell-properties fo:border="0.0069in solid #000001" style:writing-mode="lr-tb" fo:padding-top="0in" fo:padding-left="0in" fo:padding-bottom="0in" fo:padding-right="0in"/>
    </style:style>
    <style:style style:name="P39"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40" style:parent-style-name="DefaultParagraphFont" style:family="text">
      <style:text-properties fo:font-size="9pt" style:font-size-asian="9pt"/>
    </style:style>
    <style:style style:name="T41" style:parent-style-name="DefaultParagraphFont" style:family="text">
      <style:text-properties fo:letter-spacing="-0.0013in" fo:font-size="9pt" style:font-size-asian="9pt"/>
    </style:style>
    <style:style style:name="T42" style:parent-style-name="DefaultParagraphFont" style:family="text">
      <style:text-properties fo:font-size="9pt" style:font-size-asian="9pt"/>
    </style:style>
    <style:style style:name="TableCell43" style:family="table-cell">
      <style:table-cell-properties fo:border="0.0069in solid #000001" style:writing-mode="lr-tb" fo:padding-top="0in" fo:padding-left="0in" fo:padding-bottom="0in" fo:padding-right="0in"/>
    </style:style>
    <style:style style:name="P44"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45" style:parent-style-name="DefaultParagraphFont" style:family="text">
      <style:text-properties fo:font-size="9pt" style:font-size-asian="9pt"/>
    </style:style>
    <style:style style:name="T46" style:parent-style-name="DefaultParagraphFont" style:family="text">
      <style:text-properties fo:letter-spacing="-0.0013in" fo:font-size="9pt" style:font-size-asian="9pt"/>
    </style:style>
    <style:style style:name="T47" style:parent-style-name="DefaultParagraphFont" style:family="text">
      <style:text-properties fo:font-size="9pt" style:font-size-asian="9pt"/>
    </style:style>
    <style:style style:name="TableRow48" style:family="table-row">
      <style:table-row-properties style:min-row-height="0.7194in" style:use-optimal-row-height="false"/>
    </style:style>
    <style:style style:name="TableCell49" style:family="table-cell">
      <style:table-cell-properties fo:border="0.0069in solid #000001" style:writing-mode="lr-tb" style:vertical-align="middle" fo:padding-top="0in" fo:padding-left="0in" fo:padding-bottom="0in" fo:padding-right="0in"/>
    </style:style>
    <style:style style:name="P50" style:parent-style-name="TableParagraph" style:family="paragraph">
      <style:paragraph-properties fo:text-align="center" fo:margin-top="0in" fo:margin-bottom="0in" fo:line-height="100%"/>
    </style:style>
    <style:style style:name="T51" style:parent-style-name="DefaultParagraphFont" style:family="text">
      <style:text-properties fo:font-size="9pt" style:font-size-asian="9pt"/>
    </style:style>
    <style:style style:name="TableCell52" style:family="table-cell">
      <style:table-cell-properties fo:border="0.0069in solid #000001" style:writing-mode="lr-tb" fo:padding-top="0in" fo:padding-left="0in" fo:padding-bottom="0in" fo:padding-right="0in"/>
    </style:style>
    <style:style style:name="P53"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P54"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TableCell55" style:family="table-cell">
      <style:table-cell-properties fo:border="0.0069in solid #000001" style:writing-mode="lr-tb"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tab-stop style:type="left" style:position="0.2333in"/>
        </style:tab-stops>
      </style:paragraph-properties>
    </style:style>
    <style:style style:name="T57" style:parent-style-name="DefaultParagraphFont" style:family="text">
      <style:text-properties fo:font-size="9pt" style:font-size-asian="9pt"/>
    </style:style>
    <style:style style:name="T58" style:parent-style-name="DefaultParagraphFont" style:family="text">
      <style:text-properties fo:letter-spacing="-0.0111in" fo:font-size="9pt" style:font-size-asian="9pt"/>
    </style:style>
    <style:style style:name="T59" style:parent-style-name="DefaultParagraphFont" style:family="text">
      <style:text-properties fo:font-size="9pt" style:font-size-asian="9pt"/>
    </style:style>
    <style:style style:name="P60" style:parent-style-name="TableParagraph" style:family="paragraph">
      <style:paragraph-properties fo:margin-top="0in" fo:margin-bottom="0in" fo:line-height="100%" fo:margin-left="0.0784in" fo:margin-right="0.0784in">
        <style:tab-stops>
          <style:tab-stop style:type="left" style:position="0.3666in"/>
        </style:tab-stops>
      </style:paragraph-properties>
    </style:style>
    <style:style style:name="T61" style:parent-style-name="DefaultParagraphFont" style:family="text">
      <style:text-properties fo:font-size="9pt" style:font-size-asian="9pt"/>
    </style:style>
    <style:style style:name="T62" style:parent-style-name="DefaultParagraphFont" style:family="text">
      <style:text-properties fo:letter-spacing="-0.002in" fo:font-size="9pt" style:font-size-asian="9pt"/>
    </style:style>
    <style:style style:name="T63" style:parent-style-name="DefaultParagraphFont" style:family="text">
      <style:text-properties fo:letter-spacing="-0.0013in" fo:font-size="9pt" style:font-size-asian="9pt"/>
    </style:style>
    <style:style style:name="P64"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5" style:parent-style-name="DefaultParagraphFont" style:family="text">
      <style:text-properties fo:font-size="9pt" style:font-size-asian="9pt"/>
    </style:style>
    <style:style style:name="T66" style:parent-style-name="DefaultParagraphFont" style:family="text">
      <style:text-properties fo:letter-spacing="-0.0013in" fo:font-size="9pt" style:font-size-asian="9pt"/>
    </style:style>
    <style:style style:name="T67" style:parent-style-name="DefaultParagraphFont" style:family="text">
      <style:text-properties fo:font-size="9pt" style:font-size-asian="9pt"/>
    </style:style>
    <style:style style:name="T68" style:parent-style-name="DefaultParagraphFont" style:family="text">
      <style:text-properties fo:letter-spacing="-0.0027in" fo:font-size="9pt" style:font-size-asian="9pt"/>
    </style:style>
    <style:style style:name="T69" style:parent-style-name="DefaultParagraphFont" style:family="text">
      <style:text-properties fo:letter-spacing="-0.0013in" fo:font-size="9pt" style:font-size-asian="9pt"/>
    </style:style>
    <style:style style:name="P70"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71" style:parent-style-name="DefaultParagraphFont" style:family="text">
      <style:text-properties fo:font-size="9pt" style:font-size-asian="9pt"/>
    </style:style>
    <style:style style:name="T72" style:parent-style-name="DefaultParagraphFont" style:family="text">
      <style:text-properties fo:letter-spacing="-0.002in" fo:font-size="9pt" style:font-size-asian="9pt"/>
    </style:style>
    <style:style style:name="T73" style:parent-style-name="DefaultParagraphFont" style:family="text">
      <style:text-properties fo:font-size="9pt" style:font-size-asian="9pt"/>
    </style:style>
    <style:style style:name="TableCell74" style:family="table-cell">
      <style:table-cell-properties fo:border="0.0069in solid #000001" style:writing-mode="lr-tb"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6" style:parent-style-name="DefaultParagraphFont" style:family="text">
      <style:text-properties fo:font-size="9pt" style:font-size-asian="9pt"/>
    </style:style>
    <style:style style:name="P77"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8" style:parent-style-name="DefaultParagraphFont" style:family="text">
      <style:text-properties fo:font-size="9pt" style:font-size-asian="9pt"/>
    </style:style>
    <style:style style:name="T79" style:parent-style-name="DefaultParagraphFont" style:family="text">
      <style:text-properties fo:letter-spacing="-0.0013in" fo:font-size="9pt" style:font-size-asian="9pt"/>
    </style:style>
    <style:style style:name="T80" style:parent-style-name="DefaultParagraphFont" style:family="text">
      <style:text-properties fo:font-size="9pt" style:font-size-asian="9pt"/>
    </style:style>
    <style:style style:name="TableCell81" style:family="table-cell">
      <style:table-cell-properties fo:border="0.0069in solid #000001" style:writing-mode="lr-tb" fo:padding-top="0in" fo:padding-left="0in" fo:padding-bottom="0in" fo:padding-right="0in"/>
    </style:style>
    <style:style style:name="P82"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83" style:parent-style-name="DefaultParagraphFont" style:family="text">
      <style:text-properties fo:font-size="9pt" style:font-size-asian="9pt"/>
    </style:style>
    <style:style style:name="T84" style:parent-style-name="DefaultParagraphFont" style:family="text">
      <style:text-properties fo:letter-spacing="-0.0013in" fo:font-size="9pt" style:font-size-asian="9pt"/>
    </style:style>
    <style:style style:name="T85" style:parent-style-name="DefaultParagraphFont" style:family="text">
      <style:text-properties fo:font-size="9pt" style:font-size-asian="9pt"/>
    </style:style>
    <style:style style:name="TableRow86" style:family="table-row">
      <style:table-row-properties style:min-row-height="0.3194in" style:use-optimal-row-height="false"/>
    </style:style>
    <style:style style:name="TableCell87" style:family="table-cell">
      <style:table-cell-properties fo:border="0.0069in solid #000001" style:writing-mode="lr-tb" style:vertical-align="middle" fo:padding-top="0in" fo:padding-left="0in" fo:padding-bottom="0in" fo:padding-right="0in"/>
    </style:style>
    <style:style style:name="P88" style:parent-style-name="TableParagraph" style:family="paragraph">
      <style:paragraph-properties fo:text-align="center" fo:margin-top="0in" fo:margin-bottom="0in" fo:line-height="100%"/>
    </style:style>
    <style:style style:name="T89" style:parent-style-name="DefaultParagraphFont" style:family="text">
      <style:text-properties fo:font-size="9pt" style:font-size-asian="9pt"/>
    </style:style>
    <style:style style:name="TableCell90" style:family="table-cell">
      <style:table-cell-properties fo:border="0.0069in solid #000001" style:writing-mode="lr-tb" fo:padding-top="0in" fo:padding-left="0in" fo:padding-bottom="0in" fo:padding-right="0in"/>
    </style:style>
    <style:style style:name="P91" style:parent-style-name="TableParagraph" style:family="paragraph">
      <style:paragraph-properties fo:margin-top="0in" fo:margin-bottom="0in" fo:line-height="100%" fo:margin-left="0.0784in" fo:margin-right="0.0784in">
        <style:tab-stops/>
      </style:paragraph-properties>
    </style:style>
    <style:style style:name="T92" style:parent-style-name="DefaultParagraphFont" style:family="text">
      <style:text-properties fo:font-size="10pt" style:font-size-asian="10pt"/>
    </style:style>
    <style:style style:name="P93" style:parent-style-name="TableParagraph" style:family="paragraph">
      <style:paragraph-properties fo:margin-top="0in" fo:margin-bottom="0in" fo:line-height="100%" fo:margin-left="0.0784in" fo:margin-right="0.0784in">
        <style:tab-stops/>
      </style:paragraph-properties>
    </style:style>
    <style:style style:name="T94" style:parent-style-name="DefaultParagraphFont" style:family="text">
      <style:text-properties fo:font-size="10pt" style:font-size-asian="10pt"/>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97" style:parent-style-name="DefaultParagraphFont" style:family="text">
      <style:text-properties fo:font-size="9pt" style:font-size-asian="9pt"/>
    </style:style>
    <style:style style:name="T98" style:parent-style-name="DefaultParagraphFont" style:family="text">
      <style:text-properties fo:letter-spacing="-0.0027in" fo:font-size="9pt" style:font-size-asian="9pt"/>
    </style:style>
    <style:style style:name="T99" style:parent-style-name="DefaultParagraphFont" style:family="text">
      <style:text-properties fo:font-size="9pt" style:font-size-asian="9pt"/>
    </style:style>
    <style:style style:name="P100" style:parent-style-name="TableParagraph" style:family="paragraph">
      <style:paragraph-properties fo:margin-top="0in" fo:margin-bottom="0in" fo:line-height="100%" fo:margin-left="0.0784in" fo:margin-right="0.0784in">
        <style:tab-stops/>
      </style:paragraph-properties>
    </style:style>
    <style:style style:name="T101" style:parent-style-name="DefaultParagraphFont" style:family="text">
      <style:text-properties fo:font-size="9pt" style:font-size-asian="9pt"/>
    </style:style>
    <style:style style:name="TableCell102" style:family="table-cell">
      <style:table-cell-properties fo:border="0.0069in solid #000001" style:writing-mode="lr-tb" fo:padding-top="0in" fo:padding-left="0in" fo:padding-bottom="0in" fo:padding-right="0in"/>
    </style:style>
    <style:style style:name="P103"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104" style:parent-style-name="DefaultParagraphFont" style:family="text">
      <style:text-properties fo:font-size="9pt" style:font-size-asian="9pt"/>
    </style:style>
    <style:style style:name="T105" style:parent-style-name="DefaultParagraphFont" style:family="text">
      <style:text-properties fo:letter-spacing="-0.0013in" fo:font-size="9pt" style:font-size-asian="9pt"/>
    </style:style>
    <style:style style:name="T106" style:parent-style-name="DefaultParagraphFont" style:family="text">
      <style:text-properties fo:font-size="9pt" style:font-size-asian="9pt"/>
    </style:style>
    <style:style style:name="TableCell107" style:family="table-cell">
      <style:table-cell-properties fo:border="0.0069in solid #000001" style:writing-mode="lr-tb" fo:padding-top="0in" fo:padding-left="0in" fo:padding-bottom="0in" fo:padding-right="0in"/>
    </style:style>
    <style:style style:name="P108"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109" style:parent-style-name="DefaultParagraphFont" style:family="text">
      <style:text-properties fo:font-size="9pt" style:font-size-asian="9pt"/>
    </style:style>
    <style:style style:name="T110" style:parent-style-name="DefaultParagraphFont" style:family="text">
      <style:text-properties fo:letter-spacing="-0.0013in" fo:font-size="9pt" style:font-size-asian="9pt"/>
    </style:style>
    <style:style style:name="T111" style:parent-style-name="DefaultParagraphFont" style:family="text">
      <style:text-properties fo:font-size="9pt" style:font-size-asian="9pt"/>
    </style:style>
    <style:style style:name="P112" style:parent-style-name="Heading2" style:family="paragraph">
      <style:text-properties fo:language="es" fo:country="ES"/>
    </style:style>
    <style:style style:name="P113" style:parent-style-name="Heading2" style:family="paragraph">
      <style:text-properties fo:language="es" fo:country="ES"/>
    </style:style>
    <style:style style:name="P114" style:parent-style-name="Heading2" style:family="paragraph">
      <style:text-properties fo:language="es" fo:country="ES"/>
    </style:style>
    <style:style style:name="P115" style:parent-style-name="Normal" style:family="paragraph">
      <style:paragraph-properties fo:text-align="justify"/>
      <style:text-properties fo:language="es" fo:country="ES"/>
    </style:style>
    <style:style style:name="P116" style:parent-style-name="Normal" style:family="paragraph">
      <style:paragraph-properties fo:text-align="justify"/>
      <style:text-properties fo:language="es" fo:country="ES"/>
    </style:style>
    <style:style style:name="P117" style:parent-style-name="Heading3" style:family="paragraph">
      <style:text-properties fo:language="es" fo:country="ES"/>
    </style:style>
    <style:style style:name="P118" style:parent-style-name="Normal" style:family="paragraph">
      <style:paragraph-properties fo:text-align="justify"/>
      <style:text-properties fo:language="es" fo:country="ES"/>
    </style:style>
    <style:style style:name="P119" style:parent-style-name="Normal" style:family="paragraph">
      <style:paragraph-properties fo:text-align="justify"/>
      <style:text-properties fo:language="es" fo:country="ES"/>
    </style:style>
    <style:style style:name="P120" style:parent-style-name="Heading3" style:family="paragraph">
      <style:text-properties fo:language="es" fo:country="ES"/>
    </style:style>
    <style:style style:name="P121" style:parent-style-name="Normal" style:family="paragraph">
      <style:text-properties fo:language="es" fo:country="ES"/>
    </style:style>
    <style:style style:name="P122" style:parent-style-name="Normal" style:family="paragraph">
      <style:text-properties fo:language="es" fo:country="ES"/>
    </style:style>
    <style:style style:name="P123" style:parent-style-name="Heading3" style:family="paragraph">
      <style:text-properties fo:language="es" fo:country="ES"/>
    </style:style>
    <style:style style:name="P124" style:parent-style-name="Normal" style:family="paragraph">
      <style:paragraph-properties fo:text-align="justify"/>
      <style:text-properties fo:language="es" fo:country="ES"/>
    </style:style>
    <style:style style:name="P125" style:parent-style-name="Normal" style:family="paragraph">
      <style:paragraph-properties fo:text-align="justify"/>
      <style:text-properties fo:language="es" fo:country="ES"/>
    </style:style>
    <style:style style:name="P126" style:parent-style-name="Normal" style:family="paragraph">
      <style:paragraph-properties fo:text-align="justify"/>
      <style:text-properties fo:language="es" fo:country="ES"/>
    </style:style>
    <style:style style:name="P127" style:parent-style-name="Normal" style:family="paragraph">
      <style:paragraph-properties fo:text-align="justify"/>
      <style:text-properties fo:language="es" fo:country="ES"/>
    </style:style>
    <style:style style:name="P128" style:parent-style-name="Heading3" style:family="paragraph">
      <style:text-properties fo:language="es" fo:country="ES"/>
    </style:style>
    <style:style style:name="P129" style:parent-style-name="Normal" style:family="paragraph">
      <style:paragraph-properties fo:text-align="justify"/>
      <style:text-properties fo:language="es" fo:country="ES"/>
    </style:style>
    <style:style style:name="P130" style:parent-style-name="Normal" style:family="paragraph">
      <style:paragraph-properties fo:text-align="justify"/>
      <style:text-properties fo:language="es" fo:country="ES"/>
    </style:style>
    <style:style style:name="P131" style:parent-style-name="Heading3" style:family="paragraph">
      <style:text-properties fo:language="es" fo:country="ES"/>
    </style:style>
    <style:style style:name="P132" style:parent-style-name="Normal" style:family="paragraph">
      <style:paragraph-properties fo:text-align="justify"/>
      <style:text-properties fo:language="es" fo:country="ES"/>
    </style:style>
    <style:style style:name="P133" style:parent-style-name="Normal" style:family="paragraph">
      <style:paragraph-properties fo:text-align="justify"/>
      <style:text-properties fo:language="es" fo:country="ES"/>
    </style:style>
    <style:style style:name="P134" style:parent-style-name="Normal" style:family="paragraph">
      <style:paragraph-properties fo:text-align="justify"/>
      <style:text-properties fo:language="es" fo:country="ES"/>
    </style:style>
    <style:style style:name="P135" style:parent-style-name="Normal" style:family="paragraph">
      <style:paragraph-properties fo:text-align="justify"/>
      <style:text-properties fo:language="es" fo:country="ES"/>
    </style:style>
    <style:style style:name="P136" style:parent-style-name="Normal" style:family="paragraph">
      <style:paragraph-properties fo:text-align="justify"/>
      <style:text-properties fo:language="es" fo:country="ES"/>
    </style:style>
    <style:style style:name="P137" style:parent-style-name="Normal" style:family="paragraph">
      <style:paragraph-properties fo:text-align="justify"/>
      <style:text-properties fo:language="es" fo:country="ES"/>
    </style:style>
    <style:style style:name="P138" style:parent-style-name="Heading3" style:family="paragraph">
      <style:text-properties fo:language="es" fo:country="ES"/>
    </style:style>
    <style:style style:name="P139" style:parent-style-name="Normal" style:family="paragraph">
      <style:paragraph-properties fo:text-align="justify"/>
      <style:text-properties fo:language="es" fo:country="ES"/>
    </style:style>
    <style:style style:name="P140" style:parent-style-name="Normal" style:family="paragraph">
      <style:paragraph-properties fo:text-align="justify"/>
      <style:text-properties fo:language="es" fo:country="ES"/>
    </style:style>
    <style:style style:name="P141" style:parent-style-name="Normal" style:family="paragraph">
      <style:paragraph-properties fo:text-align="justify"/>
      <style:text-properties fo:language="es" fo:country="ES"/>
    </style:style>
    <style:style style:name="P142" style:parent-style-name="Heading3" style:family="paragraph">
      <style:text-properties fo:language="es" fo:country="ES"/>
    </style:style>
    <style:style style:name="P143" style:parent-style-name="Normal" style:family="paragraph">
      <style:paragraph-properties fo:text-align="justify"/>
      <style:text-properties fo:language="es" fo:country="ES"/>
    </style:style>
    <style:style style:name="P144" style:parent-style-name="Normal" style:family="paragraph">
      <style:paragraph-properties fo:text-align="justify"/>
      <style:text-properties fo:language="es" fo:country="ES"/>
    </style:style>
    <style:style style:name="P145" style:parent-style-name="Heading2" style:family="paragraph">
      <style:text-properties fo:language="es" fo:country="ES"/>
    </style:style>
    <style:style style:name="P146" style:parent-style-name="Heading2" style:family="paragraph">
      <style:text-properties fo:language="es" fo:country="ES"/>
    </style:style>
    <style:style style:name="P147" style:parent-style-name="Normal" style:family="paragraph">
      <style:text-properties fo:language="es" fo:country="ES"/>
    </style:style>
    <style:style style:name="P148" style:parent-style-name="Heading3" style:family="paragraph">
      <style:text-properties fo:language="es" fo:country="ES"/>
    </style:style>
    <style:style style:name="P149" style:parent-style-name="Normal" style:family="paragraph">
      <style:paragraph-properties fo:text-align="justify"/>
      <style:text-properties fo:language="es" fo:country="ES"/>
    </style:style>
    <style:style style:name="P150" style:parent-style-name="Normal" style:family="paragraph">
      <style:paragraph-properties fo:text-align="justify"/>
      <style:text-properties fo:font-weight="bold" style:font-weight-asian="bold" fo:language="es" fo:country="ES"/>
    </style:style>
    <style:style style:name="P151" style:parent-style-name="Heading2" style:family="paragraph">
      <style:text-properties fo:language="es" fo:country="ES"/>
    </style:style>
    <style:style style:name="P152" style:parent-style-name="Normal" style:family="paragraph">
      <style:paragraph-properties fo:text-align="justify"/>
      <style:text-properties fo:language="es" fo:country="ES"/>
    </style:style>
    <style:style style:name="P153" style:parent-style-name="Normal" style:family="paragraph">
      <style:paragraph-properties fo:text-align="justify"/>
      <style:text-properties fo:language="es" fo:country="ES"/>
    </style:style>
    <style:style style:name="P154" style:parent-style-name="Normal" style:family="paragraph">
      <style:paragraph-properties fo:text-align="justify"/>
      <style:text-properties fo:language="es" fo:country="ES"/>
    </style:style>
    <style:style style:name="P155" style:parent-style-name="Normal" style:family="paragraph">
      <style:paragraph-properties fo:text-align="justify"/>
      <style:text-properties fo:font-weight="bold" style:font-weight-asian="bold" fo:language="es" fo:country="ES"/>
    </style:style>
    <style:style style:name="P156" style:parent-style-name="Heading3" style:family="paragraph">
      <style:text-properties fo:language="es" fo:country="ES"/>
    </style:style>
    <style:style style:name="P157" style:parent-style-name="Normal" style:family="paragraph">
      <style:paragraph-properties fo:text-align="justify"/>
      <style:text-properties fo:language="es" fo:country="ES"/>
    </style:style>
    <style:style style:name="P158" style:parent-style-name="Normal" style:family="paragraph">
      <style:paragraph-properties fo:text-align="justify"/>
      <style:text-properties fo:language="es" fo:country="ES"/>
    </style:style>
    <style:style style:name="P159" style:parent-style-name="ListParagraph" style:family="paragraph">
      <style:paragraph-properties fo:text-align="justify"/>
      <style:text-properties fo:font-weight="bold" style:font-weight-asian="bold" fo:language="es" fo:country="ES"/>
    </style:style>
    <style:style style:name="P160" style:parent-style-name="ListParagraph" style:family="paragraph">
      <style:paragraph-properties fo:text-align="justify"/>
      <style:text-properties fo:font-weight="bold" style:font-weight-asian="bold" fo:language="es" fo:country="ES"/>
    </style:style>
    <style:style style:name="P161" style:parent-style-name="ListParagraph" style:family="paragraph">
      <style:paragraph-properties fo:text-align="justify"/>
      <style:text-properties fo:font-weight="bold" style:font-weight-asian="bold" fo:language="es" fo:country="ES"/>
    </style:style>
    <style:style style:name="P162" style:parent-style-name="ListParagraph" style:family="paragraph">
      <style:paragraph-properties fo:text-align="justify"/>
      <style:text-properties fo:font-weight="bold" style:font-weight-asian="bold" fo:language="es" fo:country="ES"/>
    </style:style>
    <style:style style:name="P163" style:parent-style-name="Heading3" style:family="paragraph">
      <style:text-properties fo:language="es" fo:country="ES"/>
    </style:style>
    <style:style style:name="P164" style:parent-style-name="Normal" style:family="paragraph">
      <style:paragraph-properties fo:text-align="justify"/>
      <style:text-properties fo:language="es" fo:country="ES"/>
    </style:style>
    <style:style style:name="P165" style:parent-style-name="Normal" style:family="paragraph">
      <style:paragraph-properties fo:text-align="justify"/>
      <style:text-properties fo:language="es" fo:country="ES"/>
    </style:style>
    <style:style style:name="P166" style:parent-style-name="Normal" style:family="paragraph">
      <style:paragraph-properties fo:text-align="justify"/>
      <style:text-properties fo:language="es" fo:country="ES"/>
    </style:style>
    <style:style style:name="P167" style:parent-style-name="Heading3" style:family="paragraph">
      <style:text-properties fo:language="es" fo:country="ES"/>
    </style:style>
    <style:style style:name="P168" style:parent-style-name="Normal" style:family="paragraph">
      <style:paragraph-properties fo:text-align="justify"/>
      <style:text-properties fo:language="es" fo:country="ES"/>
    </style:style>
    <style:style style:name="P169" style:parent-style-name="Heading3" style:family="paragraph">
      <style:text-properties fo:language="es" fo:country="ES"/>
    </style:style>
    <style:style style:name="P170" style:parent-style-name="Normal" style:family="paragraph">
      <style:paragraph-properties fo:text-align="justify"/>
      <style:text-properties fo:language="es" fo:country="ES"/>
    </style:style>
    <style:style style:name="P171" style:parent-style-name="Normal" style:family="paragraph">
      <style:paragraph-properties fo:text-align="justify"/>
      <style:text-properties fo:font-weight="bold" style:font-weight-asian="bold" fo:language="es" fo:country="ES"/>
    </style:style>
    <style:style style:name="P172" style:parent-style-name="Heading2" style:family="paragraph">
      <style:text-properties fo:language="es" fo:country="ES"/>
    </style:style>
    <style:style style:name="P173" style:parent-style-name="Heading2" style:family="paragraph">
      <style:text-properties fo:language="es" fo:country="ES"/>
    </style:style>
    <style:style style:name="P174" style:parent-style-name="Normal" style:family="paragraph">
      <style:paragraph-properties fo:text-align="justify"/>
      <style:text-properties fo:language="es" fo:country="ES"/>
    </style:style>
    <style:style style:name="P175" style:parent-style-name="Normal" style:family="paragraph">
      <style:paragraph-properties fo:text-align="justify"/>
      <style:text-properties fo:language="es" fo:country="ES"/>
    </style:style>
    <style:style style:name="P176" style:parent-style-name="Normal" style:family="paragraph">
      <style:paragraph-properties fo:text-align="justify"/>
      <style:text-properties fo:language="es" fo:country="ES"/>
    </style:style>
    <style:style style:name="P177" style:parent-style-name="Heading3" style:family="paragraph">
      <style:text-properties fo:language="es" fo:country="ES"/>
    </style:style>
    <style:style style:name="P178" style:parent-style-name="Normal" style:family="paragraph">
      <style:paragraph-properties fo:text-align="justify"/>
      <style:text-properties fo:language="es" fo:country="ES"/>
    </style:style>
    <style:style style:name="P179" style:parent-style-name="Normal" style:family="paragraph">
      <style:paragraph-properties fo:text-align="justify"/>
      <style:text-properties fo:language="es" fo:country="ES"/>
    </style:style>
    <style:style style:name="P180" style:parent-style-name="Normal" style:family="paragraph">
      <style:paragraph-properties fo:text-align="justify"/>
      <style:text-properties fo:language="es" fo:country="ES"/>
    </style:style>
    <style:style style:name="P181" style:parent-style-name="ListParagraph" style:family="paragraph">
      <style:paragraph-properties fo:text-align="justify"/>
      <style:text-properties fo:language="es" fo:country="ES"/>
    </style:style>
    <style:style style:name="P182" style:parent-style-name="ListParagraph" style:family="paragraph">
      <style:paragraph-properties fo:text-align="justify"/>
      <style:text-properties fo:language="es" fo:country="ES"/>
    </style:style>
    <style:style style:name="P183" style:parent-style-name="ListParagraph" style:family="paragraph">
      <style:paragraph-properties fo:text-align="justify"/>
      <style:text-properties fo:language="es" fo:country="ES"/>
    </style:style>
    <style:style style:name="P184" style:parent-style-name="ListParagraph" style:family="paragraph">
      <style:paragraph-properties fo:text-align="justify"/>
      <style:text-properties fo:language="es" fo:country="ES"/>
    </style:style>
    <style:style style:name="P185" style:parent-style-name="Normal" style:family="paragraph">
      <style:paragraph-properties fo:text-align="justify" fo:margin-left="0.0451in">
        <style:tab-stops/>
      </style:paragraph-properties>
      <style:text-properties fo:language="es" fo:country="ES"/>
    </style:style>
    <style:style style:name="P186" style:parent-style-name="Normal" style:family="paragraph">
      <style:paragraph-properties fo:text-align="justify"/>
      <style:text-properties fo:language="es" fo:country="ES"/>
    </style:style>
    <style:style style:name="P187" style:parent-style-name="Normal" style:family="paragraph">
      <style:paragraph-properties fo:text-align="justify"/>
      <style:text-properties fo:language="es" fo:country="ES"/>
    </style:style>
    <style:style style:name="P188" style:parent-style-name="Normal" style:family="paragraph">
      <style:paragraph-properties fo:text-align="justify"/>
      <style:text-properties fo:language="es" fo:country="ES"/>
    </style:style>
    <style:style style:name="P189" style:parent-style-name="Heading3" style:family="paragraph">
      <style:text-properties fo:language="es" fo:country="ES"/>
    </style:style>
    <style:style style:name="P190" style:parent-style-name="Normal" style:family="paragraph">
      <style:paragraph-properties fo:text-align="justify"/>
      <style:text-properties fo:language="es" fo:country="ES"/>
    </style:style>
    <style:style style:name="P191" style:parent-style-name="Normal" style:family="paragraph">
      <style:paragraph-properties fo:text-align="justify"/>
      <style:text-properties fo:language="es" fo:country="ES"/>
    </style:style>
    <style:style style:name="P192" style:parent-style-name="Normal" style:family="paragraph">
      <style:paragraph-properties fo:text-align="justify"/>
      <style:text-properties fo:language="es" fo:country="ES"/>
    </style:style>
    <style:style style:name="P193" style:parent-style-name="Heading3" style:family="paragraph">
      <style:text-properties fo:language="es" fo:country="ES"/>
    </style:style>
    <style:style style:name="P194" style:parent-style-name="Normal" style:family="paragraph">
      <style:paragraph-properties fo:text-align="justify"/>
      <style:text-properties fo:language="es" fo:country="ES"/>
    </style:style>
    <style:style style:name="P195" style:parent-style-name="Normal" style:family="paragraph">
      <style:paragraph-properties fo:text-align="justify"/>
      <style:text-properties fo:language="es" fo:country="ES"/>
    </style:style>
    <style:style style:name="P196" style:parent-style-name="ListParagraph" style:family="paragraph">
      <style:paragraph-properties fo:text-align="justify"/>
    </style:style>
    <style:style style:name="T197" style:parent-style-name="DefaultParagraphFont" style:family="text">
      <style:text-properties fo:font-weight="bold" style:font-weight-asian="bold" fo:language="es" fo:country="ES"/>
    </style:style>
    <style:style style:name="T198" style:parent-style-name="DefaultParagraphFont" style:family="text">
      <style:text-properties fo:font-weight="bold" style:font-weight-asian="bold" fo:language="es" fo:country="ES"/>
    </style:style>
    <style:style style:name="T199" style:parent-style-name="DefaultParagraphFont" style:family="text">
      <style:text-properties fo:language="es" fo:country="ES"/>
    </style:style>
    <style:style style:name="P200" style:parent-style-name="ListParagraph" style:family="paragraph">
      <style:paragraph-properties fo:text-align="justify"/>
    </style:style>
    <style:style style:name="T201" style:parent-style-name="DefaultParagraphFont" style:family="text">
      <style:text-properties fo:font-weight="bold" style:font-weight-asian="bold" fo:language="es" fo:country="ES"/>
    </style:style>
    <style:style style:name="T202" style:parent-style-name="DefaultParagraphFont" style:family="text">
      <style:text-properties fo:language="es" fo:country="ES"/>
    </style:style>
    <style:style style:name="T203" style:parent-style-name="DefaultParagraphFont" style:family="text">
      <style:text-properties fo:language="es" fo:country="ES"/>
    </style:style>
    <style:style style:name="P204" style:parent-style-name="ListParagraph" style:family="paragraph">
      <style:paragraph-properties fo:text-align="justify"/>
    </style:style>
    <style:style style:name="T205" style:parent-style-name="DefaultParagraphFont" style:family="text">
      <style:text-properties fo:font-weight="bold" style:font-weight-asian="bold" fo:language="es" fo:country="ES"/>
    </style:style>
    <style:style style:name="T206" style:parent-style-name="DefaultParagraphFont" style:family="text">
      <style:text-properties fo:font-weight="bold" style:font-weight-asian="bold" fo:language="es" fo:country="ES"/>
    </style:style>
    <style:style style:name="T207" style:parent-style-name="DefaultParagraphFont" style:family="text">
      <style:text-properties fo:language="es" fo:country="ES"/>
    </style:style>
    <style:style style:name="T208" style:parent-style-name="DefaultParagraphFont" style:family="text">
      <style:text-properties fo:language="es" fo:country="ES"/>
    </style:style>
    <style:style style:name="P209" style:parent-style-name="Heading2" style:family="paragraph">
      <style:text-properties fo:language="es" fo:country="ES"/>
    </style:style>
    <style:style style:name="P210" style:parent-style-name="Heading2" style:family="paragraph">
      <style:text-properties fo:language="es" fo:country="ES"/>
    </style:style>
    <style:style style:name="P211" style:parent-style-name="Normal" style:family="paragraph">
      <style:paragraph-properties fo:text-align="justify"/>
      <style:text-properties fo:language="es" fo:country="ES"/>
    </style:style>
    <style:style style:name="P212" style:parent-style-name="Normal" style:family="paragraph">
      <style:paragraph-properties fo:text-align="justify"/>
      <style:text-properties fo:language="es" fo:country="ES"/>
    </style:style>
    <style:style style:name="P213" style:parent-style-name="Normal" style:family="paragraph">
      <style:paragraph-properties fo:text-align="justify"/>
      <style:text-properties fo:language="es" fo:country="ES"/>
    </style:style>
    <style:style style:name="P214" style:parent-style-name="Normal" style:family="paragraph">
      <style:paragraph-properties fo:text-align="justify"/>
    </style:style>
    <style:style style:name="T215" style:parent-style-name="DefaultParagraphFont" style:family="text">
      <style:text-properties fo:language="es" fo:country="ES"/>
    </style:style>
    <style:style style:name="T216" style:parent-style-name="DefaultParagraphFont" style:family="text">
      <style:text-properties fo:language="es" fo:country="ES"/>
    </style:style>
  </office:automatic-styles>
  <office:body>
    <office:text text:use-soft-page-breaks="true">
      <text:h text:style-name="P1" text:outline-level="1">ACTIVIDAD PSI 2:</text:h>
      <text:h text:style-name="P2" text:outline-level="1">DEFINICIÓN Y ORGANIZACIÓN</text:h>
      <text:h text:style-name="P3" text:outline-level="1">DEL PSI</text:h>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2">
            <text:p text:style-name="P12"><text:span text:style-name="T13">Tarea</text:span></text:p>
          </table:table-cell>
          <table:covered-table-cell/>
          <table:table-cell table:style-name="TableCell14">
            <text:p text:style-name="P15"><text:span text:style-name="T16">Productos</text:span></text:p>
          </table:table-cell>
          <table:table-cell table:style-name="TableCell17">
            <text:p text:style-name="P18">Técnicas y</text:p>
            <text:p text:style-name="P19"><text:span text:style-name="T20">Prácticas</text:span></text:p>
          </table:table-cell>
          <table:table-cell table:style-name="TableCell21">
            <text:p text:style-name="P22"><text:span text:style-name="T23">Participantes</text:span></text:p>
          </table:table-cell>
        </table:table-row>
        <table:table-row table:style-name="TableRow24">
          <table:table-cell table:style-name="TableCell25">
            <text:p text:style-name="P26"><text:span text:style-name="T27">PSI 1.1</text:span></text:p>
          </table:table-cell>
          <table:table-cell table:style-name="TableCell28">
            <text:p text:style-name="P29"><text:span text:style-name="T30">Análisis de la necesidad del PSI</text:span></text:p>
          </table:table-cell>
          <table:table-cell table:style-name="TableCell31">
            <text:p text:style-name="P32"><text:span text:style-name="T33">Descripción general del</text:span><text:span text:style-name="T34"><text:s/></text:span><text:span text:style-name="T35">PSI:</text:span></text:p>
            <text:list text:style-name="LFO12" text:continue-numbering="true">
              <text:list-item>
                <text:p text:style-name="P36"><text:span text:style-name="T37">Aprobación de inicio del PSI</text:span></text:p>
              </text:list-item>
            </text:list>
          </table:table-cell>
          <table:table-cell table:style-name="TableCell38">
            <text:p text:style-name="P39"><text:span text:style-name="T40">Sesiones de</text:span><text:span text:style-name="T41"><text:s/></text:span><text:span text:style-name="T42">trabajo</text:span></text:p>
          </table:table-cell>
          <table:table-cell table:style-name="TableCell43">
            <text:p text:style-name="P44"><text:span text:style-name="T45">Comité de</text:span><text:span text:style-name="T46"><text:s/></text:span><text:span text:style-name="T47">Dirección</text:span></text:p>
          </table:table-cell>
        </table:table-row>
        <table:table-row table:style-name="TableRow48">
          <table:table-cell table:style-name="TableCell49">
            <text:p text:style-name="P50"><text:span text:style-name="T51">PSI 1.2</text:span></text:p>
          </table:table-cell>
          <table:table-cell table:style-name="TableCell52">
            <text:p text:style-name="P53">Identificación del</text:p>
            <text:p text:style-name="P54"><text:s/>alcance del PSI</text:p>
          </table:table-cell>
          <table:table-cell table:style-name="TableCell55">
            <text:list text:style-name="LFO13" text:continue-numbering="true">
              <text:list-item>
                <text:p text:style-name="P56"><text:span text:style-name="T57">Descripción general del</text:span><text:span text:style-name="T58"><text:s/></text:span><text:span text:style-name="T59">PSI:</text:span></text:p>
              </text:list-item>
            </text:list>
            <text:list text:style-name="LFO14" text:continue-numbering="true">
              <text:list-item>
                <text:list>
                  <text:list-item>
                    <text:p text:style-name="P60"><text:span text:style-name="T61">Ámbito y objetivos del</text:span><text:span text:style-name="T62"><text:s/></text:span><text:span text:style-name="T63">PSI</text:span></text:p>
                  </text:list-item>
                  <text:list-item>
                    <text:p text:style-name="P64"><text:span text:style-name="T65">Objetivos<text:s/></text:span><text:span text:style-name="T66">estratégicos<text:s/></text:span><text:span text:style-name="T67">relacionados con el</text:span><text:span text:style-name="T68"><text:s/></text:span><text:span text:style-name="T69">PSI</text:span></text:p>
                  </text:list-item>
                  <text:list-item>
                    <text:p text:style-name="P70"><text:span text:style-name="T71">Factores críticos de</text:span><text:span text:style-name="T72"><text:s/></text:span><text:span text:style-name="T73">éxito</text:span></text:p>
                  </text:list-item>
                </text:list>
              </text:list-item>
            </text:list>
          </table:table-cell>
          <table:table-cell table:style-name="TableCell74">
            <text:p text:style-name="P75"><text:span text:style-name="T76">Factores críticos de éxito</text:span></text:p>
            <text:p text:style-name="P77"><text:span text:style-name="T78">Sesiones de</text:span><text:span text:style-name="T79"><text:s/></text:span><text:span text:style-name="T80">trabajo</text:span></text:p>
          </table:table-cell>
          <table:table-cell table:style-name="TableCell81">
            <text:p text:style-name="P82"><text:span text:style-name="T83">Comité de</text:span><text:span text:style-name="T84"><text:s/></text:span><text:span text:style-name="T85">Dirección</text:span></text:p>
          </table:table-cell>
        </table:table-row>
        <table:table-row table:style-name="TableRow86">
          <table:table-cell table:style-name="TableCell87">
            <text:p text:style-name="P88"><text:span text:style-name="T89">PSI 1.3</text:span></text:p>
          </table:table-cell>
          <table:table-cell table:style-name="TableCell90">
            <text:p text:style-name="P91"><text:span text:style-name="T92">Determinación de</text:span></text:p>
            <text:p text:style-name="P93"><text:span text:style-name="T94">responsables</text:span></text:p>
          </table:table-cell>
          <table:table-cell table:style-name="TableCell95">
            <text:p text:style-name="P96"><text:span text:style-name="T97">Descripción general del</text:span><text:span text:style-name="T98"><text:s/></text:span><text:span text:style-name="T99">PSI:</text:span></text:p>
            <text:list text:style-name="LFO13" text:continue-numbering="true">
              <text:list-item>
                <text:p text:style-name="P100"><text:span text:style-name="T101">Responsables del PSI</text:span></text:p>
              </text:list-item>
            </text:list>
          </table:table-cell>
          <table:table-cell table:style-name="TableCell102">
            <text:p text:style-name="P103"><text:span text:style-name="T104">Sesiones de</text:span><text:span text:style-name="T105"><text:s/></text:span><text:span text:style-name="T106">trabajo</text:span></text:p>
          </table:table-cell>
          <table:table-cell table:style-name="TableCell107">
            <text:p text:style-name="P108"><text:span text:style-name="T109">Comité de</text:span><text:span text:style-name="T110"><text:s/></text:span><text:span text:style-name="T111">Dirección</text:span></text:p>
          </table:table-cell>
        </table:table-row>
      </table:table>
      <text:h text:style-name="P112" text:outline-level="2"/>
      <text:h text:style-name="P113" text:outline-level="2">PSI 2.1:<text:s/></text:h>
      <text:h text:style-name="P114" text:outline-level="2">Especificación del Ámbito y Alcance</text:h>
      <text:p text:style-name="P115">Mediante el SI que se desea implantar se verán afectados los<text:s/>siguientes procesos que en la actualidad la empresa realiza.</text:p>
      <text:p text:style-name="P116">Se propone la instalación de un programa ERP en la organización que centralice en una base de datos única los datos que se manejan. Dicha base de datos será gestionada por una empresa externa. Se<text:s/>propone la externalización frente a otras opciones. La empresa actualmente ya está trabajando en un proyecto para crea crear el nuevo departamento de televigilancia por lo que no es recomendable que junto a dicho proyecto se vea obligada a comprar hardware adicional para implantar el SI. La externalización se ve como una opción de menor coste en el corto plazo. Adicionalmente ya que Henarsecur no tiene un departamento TIC la instalación de equipos hardware para mantener la base de datos dentro de la empresa puede que aporte desventajas debido a que no podrían realizar el debido mantenimiento el cual si podrán lograr con la externalización. El SI se basará principalmente en un paquete OAS de aplicaciones que permitan<text:s/><text:soft-page-break/>automatizar los procesos de la empresa. Un TPS que gestione las transacciones de forma centralizada dentro de lo que se incluirá tanto la comunicación interna dentro de la empresa como la comunicación que se realiza con los clientes ya sea mediante una venta como mediante el asesoramiento.</text:p>
      <text:h text:style-name="P117" text:outline-level="3">2.1.1<text:s/>Gestión de nóminas</text:h>
      <text:p text:style-name="P118">Las nóminas son realizadas por el departamento de personal, pero tienen muchos problemas a la hora de hacerlo. Por lo generar este es un proceso poco automatizado en el que hay cosas que desean hacer como incluir las horas extra en la nómina del mes en que las realizaron pero que con el sistema actual no es posible.</text:p>
      <text:p text:style-name="P119">Se propone instalar un OAS para gestionar las nóminas y facilitar el trabajo diario de los trabajadores que se dediquen a hacerlas. La aplicación de gestión de nóminas se incluirá junto a otros programas dentro de OAS que se instale.</text:p>
      <text:h text:style-name="P120" text:outline-level="3"><text:bookmark-start text:name="OLE_LINK43"/><text:bookmark-start text:name="OLE_LINK44"/><text:bookmark-start text:name="OLE_LINK47"/>2.1.2 Gestión de cuadrantes.<text:bookmark-start text:name="OLE_LINK45"/><text:bookmark-start text:name="OLE_LINK46"/><text:bookmark-end text:name="OLE_LINK43"/><text:bookmark-end text:name="OLE_LINK44"/><text:bookmark-end text:name="OLE_LINK47"/></text:h>
      <text:p text:style-name="P121">En la actualidad los cuadrantes son realizado por los jefes de personal de cada departamento lo cual aporta poca automatización.<text:s/></text:p>
      <text:p text:style-name="P122">Dentro del OAS que se instale estará incluida una aplicación del estilo de Visual Planning para poder automatizar estas tareas. Se piensa que la gestión de cuadrantes podría ser un proceso más centralizado, posiblemente una tarea propia del departamento de RRHH por lo que se hará uso de la base de datos centralizada para almacenar los datos de los cuadrantes de modo que si esta gestión migrara de departamento en un futuro no hubiera problemas con ello.</text:p>
      <text:h text:style-name="P123" text:outline-level="3">2.1.3 Aplicación de control de horarios.</text:h>
      <text:p text:style-name="P124">Se propone la creación por parte de una empresa externa a Henarsecur de una aplicación desde las que sus trabajadores pudieran fichar e indicar cuando realizan horas extra.</text:p>
      <text:p text:style-name="P125">Esta aplicación estará relacionada con la base de datos centralizada de modo que cuando un trabajador indique su turno quedará<text:s/>registrado. Del mismo modo cuando lo finalice también quedará así que se podrán calcular las horas extras de forma sencilla.</text:p>
      <text:soft-page-break/>
      <text:p text:style-name="P126">Por otro lado, esta misma aplicación servirá para hacer llegar a los trabajadores los horarios que les hayan creado por lo que se reducirá las veces que tengan que ir por las oficinas centrales aumentando su productividad. Cabe destacar que el aparcamiento disponible que tiene la empresa en el polígono es limitado.</text:p>
      <text:p text:style-name="P127">La aplicación debería ser un servicio web de modo que fuera compatible<text:s/>tanto con un ordenador como con un dispositivo móvil. En el caso del ordenador la empresa lo tendría que instalar para que los trabajadores pudieran usar la aplicación y en este caso no se reducirían las visitas a la central de la empresa. Por el contrario, en un dispositivo móvil se lograría todo el potencial que la aplicación tendría.</text:p>
      <text:h text:style-name="P128" text:outline-level="3">2.1.4 Mejora de la comunicación interna.<text:bookmark-end text:name="OLE_LINK45"/><text:bookmark-end text:name="OLE_LINK46"/></text:h>
      <text:p text:style-name="P129">En la actualidad la comunicación en la empresa es bastante pobre siendo en su mayoría realizada en papel. Esto no es eficiente además que no permite la automatización de procesos.<text:s/></text:p>
      <text:p text:style-name="P130">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 tanto un pequeño servicio de comunicación interna que podría automatizarse mediante macros de modo que los jefes pudieran rápidamente enviar notificaciones a sus subordinados.</text:p>
      <text:h text:style-name="P131" text:outline-level="3">2.1.5 Mejora de la página web.</text:h>
      <text:p text:style-name="P132">En la actualidad la página web de la empresa está desfasada y no permite la<text:s/>realización demasiadas interacciones. Esto entre otras cosas está haciendo que la empresa pierda competitividad a favor de otras empresas dedicadas a la venta online.<text:s/></text:p>
      <text:p text:style-name="P133">Se plantea comenzar por modernizar la interfaz de la página web 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text:s/>modo que los grandes almacenes dejen de crear tanta presión sobre la empresa.</text:p>
      <text:soft-page-break/>
      <text:p text:style-name="P134">Adicionalmente dando visibilidad a todos los productos disponibles se aumentan las posibilidades de que alguien que desee adquirir un producto o servicio acabe comprando otro.</text:p>
      <text:p text:style-name="P135">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 que 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136">Por último, se aprovechará la gran experiencia de la empresa en el sector para proporcionar un servicio de asesoramiento gratuito en su página web con el que se pretende atraer a cliente nuevos. Dicho asesoramiento será realizado por los teleoperadores para los cuales se deberá adquirir equipos adicionales. Junto al servicio gratuito se ofrecerá otro asesoramiento más profesional de pago orientado a empresas en el que serán los propios trabajadores quienes respondan a las dudas.</text:p>
      <text:p text:style-name="P137">Todas estas comunicaciones e interaccione quedarán registradas por el servicio TPS para que con otro servicio DSS se pueda obtener información adicional sobre las principales dudas de los clientes. De este modo la empresa podrá adaptarse mejor al mercado pues conocería mejor las necesidades de sus clientes.</text:p>
      <text:h text:style-name="P138" text:outline-level="3">2.1.6 Control del stock de almacén.</text:h>
      <text:p text:style-name="P139">En la actualidad la empresa tiene un pequeño almacén y una zona para exposiciones en sus<text:s/>instalaciones principales ya que realiza pedidos en función de lo que hayan comprado sus clientes.</text:p>
      <text:p text:style-name="P140">Se plantea automatizar el stock del almacén para saber en todo momento qué productos hay, cuales están por llegar y en la medida de lo posible cuanto les falta por llegar. Esto es necesario ya que se prevé que las ventas online hagan aumentar las ventas lo que complicará la gestión<text:s/><text:soft-page-break/>del stock. Esta aplicación vendrá incluida en el paquete OAS que se instalará y se comunicará con la base de datos central mediante el TPS.<text:s/></text:p>
      <text:p text:style-name="P141">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142" text:outline-level="3">2.1.7 Proyecto TIC para el nuevo departamento de televigilancia.</text:h>
      <text:p text:style-name="P143">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text:s/>funcionamiento, aunque tengan todavía un margen de mejora.</text:p>
      <text:p text:style-name="P144">Los productos TIC que se desean implantar sobre este departamento consisten en<text:s/><text:bookmark-start text:name="OLE_LINK50"/><text:bookmark-start text:name="OLE_LINK51"/><text:bookmark-start text:name="OLE_LINK48"/><text:bookmark-start text:name="OLE_LINK49"/>una aplicación móvil desde la que los clientes que los contraten puedan monitorizar las cámaras que se instalen, así<text:s/>como otros sensores como alarmas o detectores de incendios que la empresa también instala.<text:bookmark-end text:name="OLE_LINK50"/><text:bookmark-end text:name="OLE_LINK51"/></text:p>
      <text:h text:style-name="P145" text:outline-level="2"><text:bookmark-end text:name="OLE_LINK48"/><text:bookmark-end text:name="OLE_LINK49"/>PSI 2.2:<text:s/></text:h>
      <text:h text:style-name="P146" text:outline-level="2">Organización del PSI</text:h>
      <text:p text:style-name="P147">Para modificar los procesos de la empresa mediante el PSI será necesario implantar las siguientes tecnologías:</text:p>
      <text:h text:style-name="P148" text:outline-level="3">2.2.1 Base de datos centralizada</text:h>
      <text:p text:style-name="P149">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text:s/></text:p>
      <text:soft-page-break/>
      <text:p text:style-name="P150">Todos los departamentos harán uso de<text:s/>esta base de datos.</text:p>
      <text:h text:style-name="P151" text:outline-level="2">2.2.2 TPS</text:h>
      <text:p text:style-name="P152">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53">Dentro del sistema TPS se incluye la aplicación para los trabajadores con la que podrán fichar de modo<text:s/>que quedarán registrados sus horarios incluyendo las horas extra. Mediante esta aplicación podrán recibir notificaciones desde la central si fuera necesario. Por ejemplo, cuando sus horarios sean modificados.</text:p>
      <text:p text:style-name="P154">Con el TPS se plantea mejorar la productividad<text:s/>interna centralizando el manejo de la información que será guardada en la base de datos mencionada.</text:p>
      <text:p text:style-name="P155">Los principales departamentos que harán uso del sistema TPS son el de Personal y Administración.</text:p>
      <text:h text:style-name="P156" text:outline-level="3">2.2.3 OAS</text:h>
      <text:p text:style-name="P157">Mediante un paquete de herramientas OAS se pretenden automatizar muchos de los procesos que la empresag<text:s/>realiza.</text:p>
      <text:p text:style-name="P158">Los datos producidos por los OAS serán centralizados mediante la base de daros de modo que sean accesibles por varios departamentos.</text:p>
      <text:list text:style-name="LFO15" text:continue-numbering="true">
        <text:list-item>
          <text:p text:style-name="P159">La asignación de turnos de trabajo por el departamento de RRHH.</text:p>
        </text:list-item>
        <text:list-item>
          <text:p text:style-name="P160">La gestión de nóminas por el departamento de RRHH.</text:p>
        </text:list-item>
        <text:list-item>
          <text:p text:style-name="P161"><text:bookmark-start text:name="OLE_LINK52"/><text:bookmark-start text:name="OLE_LINK53"/>Contabilidad de la empresa por parte del departamento de Administración.</text:p>
        </text:list-item>
        <text:list-item>
          <text:p text:style-name="P162">El control del stock del almacén por parte del departamento de Administración.</text:p>
        </text:list-item>
      </text:list>
      <text:h text:style-name="P163" text:outline-level="3"><text:bookmark-end text:name="OLE_LINK52"/><text:bookmark-end text:name="OLE_LINK53"/><text:soft-page-break/>2.2.4 Página web</text:h>
      <text:p text:style-name="P164">La mejora de la página web es un<text:s/>aspecto clave del SI que se desea implantar pues abre la puerta a la venta online, un mercado que estaba quitando terreno a la empresa. Aprovechando su gran experiencia en el sector de la seguridad la empresa plante atraer a nuevos clientes mediante es te<text:s/>tipo de venta. Adicionalmente y con la misma intención se plantea implantar un servicio de consulta y asesoría online que sería realizado por los actuales teleoperadores.</text:p>
      <text:p text:style-name="P165">Las transacciones generadas por las ventas online serían gestionadas por el TPS y los<text:s/>metadatos de las consultas de los clientes se almacenarían para posteriormente inferir información útil de ellos.</text:p>
      <text:p text:style-name="P166">La página web no será solo para vender<text:s/>productos,<text:s/>sino que hará de catálogo de los demás servicios que ofrece la empresa dándoles de este modo<text:s/>una difusión mayor.</text:p>
      <text:h text:style-name="P167" text:outline-level="3">2.2.5 Aplicación para clientes</text:h>
      <text:p text:style-name="P168">Se aprovechará la creación de nuevo departamento de televigilancia para crear un nuevo producto que ofertar a los clientes junto a estos servicios. Se creará una aplicación móvil desde la que los clientes<text:s/>que los contraten puedan monitorizar las cámaras que se instalen, así como otros sensores como alarmas o detectores de incendios que la empresa también instala.</text:p>
      <text:h text:style-name="P169" text:outline-level="3">2.2.6 DSS</text:h>
      <text:p text:style-name="P170">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p text:style-name="P171">El DSS afectaría principalmente al departamento de dirección.</text:p>
      <text:soft-page-break/>
      <text:h text:style-name="P172" text:outline-level="2">PSI 2.3:<text:s/></text:h>
      <text:h text:style-name="P173" text:outline-level="2">Definición del Plan de Trabajo</text:h>
      <text:p text:style-name="P174">Para llevar a cabo el SI se plante una metodología iterativa. El producto quedará definido desde un origen, pero su implantación será progresiva para que sea más sencilla de asimilar por la empresa.</text:p>
      <text:p text:style-name="P175">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 equipo se encargaría de mejorar la página web incluyendo la venta de productos y el chat de asesoramiento, de la aplicación para clientes y finalmente de la aplicación para los trabajadores.</text:p>
      <text:p text:style-name="P176">El plan de trabajo es el que sigue:</text:p>
      <text:h text:style-name="P177" text:outline-level="3">2.3.1 Equipo de trabajo interno.</text:h>
      <text:p text:style-name="P178">Este equipo de trabajo comenzará su labor por la elección del servicio de hosting de la base de la base de datos. Para ello trabajará estrechamente con el comité de dirección de la empres pues el servicio elegido afectará en gran medida el precio final del producto. Para ellos se establece un periodo de dos semanas.</text:p>
      <text:p text:style-name="P179">A continuación, se procederá a implantar el servicio OAS pues la mayoría de grandes problemas de organización existentes en la empresa podrán solucionarse con él. Para implantar cada uno<text:s/>de los cuatro productos que componen el paquete OAS se reservarán dos mese. En la primera mitad del primer mes se realizará un análisis concienzudo de la forma de operar de los trabajadores en la empresa y se realizará el plan de las modificaciones que haya que realizar sobre cada producto OAS que se quiera implantar para que se adapten a la empresa. Posteriormente durante un mes dichas modificaciones serán realizadas. La mitad de mes que queda se evaluará la implantación de producto, se realizarán encuestas a los trabajadores y en caso de ser necesario se realizarán cursillos para ayudarles a empezar a trabajar con las herramientas.</text:p>
      <text:soft-page-break/>
      <text:p text:style-name="P180">El orden de implantación de los OAS será:</text:p>
      <text:list text:style-name="LFO16" text:continue-numbering="true">
        <text:list-item>
          <text:p text:style-name="P181">Asignación de turnos de trabajo y creación de horarios.</text:p>
        </text:list-item>
        <text:list-item>
          <text:p text:style-name="P182">Gestión de nóminas.</text:p>
        </text:list-item>
        <text:list-item>
          <text:p text:style-name="P183">Contabilidad de la empresa por parte del departamento de Administración.</text:p>
        </text:list-item>
        <text:list-item>
          <text:p text:style-name="P184">El control del stock del almacén por parte del departamento de Administración.</text:p>
        </text:list-item>
      </text:list>
      <text:p text:style-name="P185">Dicho orden permitirá que los OAS que sirvan de soporte para dar servicio a la aplicación móvil de los trabajadores estén ya operativos para el fin del proceso de desarrollo de la misma.</text:p>
      <text:p text:style-name="P186">Una vez instalados los servicios OAS se procederá a instalar los servicios TPS. Para entonces la página web ya estará 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187">Tras haber hecho esto este equipo comenzará a trabajar en permitir mediante el TPS establecer una comunicación interna dentro de la empresa mediante un sistema de notificaciones que una vez terminado será<text:s/>utilizado también para que los clientes puedan comunicarse mediante el servicio de asesoría.</text:p>
      <text:p text:style-name="P188">Finalmente se implantará el servicio DSS que evaluará los metadatos generados por la actividad de la empresa para generar documentos<text:s/>administrativos de alto nivel que ayuden a tomar decisiones a cerca del futuro de la compañía. Esto llevará un tiempo de dos mese y medio.</text:p>
      <text:h text:style-name="P189" text:outline-level="3">2.3.2 Equipo de trabajo externo.</text:h>
      <text:p text:style-name="P190">Este equipo comenzará por la creación de la aplicación con la que los trabajadores podrán recibir notificaciones, ver sus horarios de trabajo y fichar. El desarrollo de esta aplicación se prolongará hasta un total de cinco meses de los cuales medio mes será para realizar pruebas de su correcto funcionamiento y para ayudar a los trabajadores a aprender a usarla. Para cuando la aplicación<text:s/><text:soft-page-break/>esté creada los OAS de nóminas y horarios estarán ya operativos de modo que la aplicación podrá tomar información de ellos para mostrársela a los trabajadores.</text:p>
      <text:p text:style-name="P191">A continuación, comenzarán la creación de la página web la cual debe ser agradable mientras que permita la venta online y la asesoría a clientes. La página web actuará como catálogo de los productos de la empresa. Su desarrollo se prolongará un total de tres meses y medio. La creación de la página web<text:s/>es una tarea crucial que se 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192">Una vez finalizada la web se procederá a trabajar modificando el TPS que ya estará operativo para incluir la funcionalidad del chat interno, este trabajo se extenderá durante dos meses y medio con un periodo de medio<text:s/>mes adicional para realizar cuestionarios a los trabajadores y ayudarles a comenzar a trabajar con la herramienta.</text:p>
      <text:h text:style-name="P193" text:outline-level="3">2.3.3 Evaluación del trabajo realizado.</text:h>
      <text:p text:style-name="P194">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195">Recordemos que los objetivos a lograr eran:</text:p>
      <text:list text:style-name="LFO17" text:continue-numbering="true">
        <text:list-item>
          <text:p text:style-name="P196"><text:span text:style-name="T197">Aum</text:span><text:span text:style-name="T198">ento de los beneficios de hasta un 12%:</text:span><text:span text:style-name="T199"><text:s/>se prevé que este aumento vendrá de la mano de la venta online y de los servicios proporcionados por el nuevo departamento de vigilancia.</text:span></text:p>
        </text:list-item>
        <text:list-item>
          <text:p text:style-name="P200"><text:span text:style-name="T201">Mejora de la gestión de los recursos:<text:s/></text:span><text:span text:style-name="T202">esto se logrará mediante el TPS y el OAS</text:span><text:span text:style-name="T203">. El TPS permitirá optimizar el control del stock del almacén y el control de las ventas. Por el contrario, el OAS facilitará la creación de los cuadrantes, las nóminas, las cuentas y en general el control de Administración y RRHH.</text:span></text:p>
        </text:list-item>
        <text:list-item>
          <text:p text:style-name="P204"><text:span text:style-name="T205">Aumentar la comunicación</text:span><text:span text:style-name="T206"><text:s/>reduciendo el uso del papel al 5%:</text:span><text:span text:style-name="T207"><text:s/>Mediante la aplicación para el personal con la que podrán ver sus horarios, recibir notificaciones y fichar se facilitará en gran medida la comunicación dentro de la empresa. La reducción del uso del papel vendrá de la m</text:span><text:span text:style-name="T208">ano de TPS que incluirá un servicio de chat interno para los trabajadores de oficina de la empresa.</text:span></text:p>
        </text:list-item>
      </text:list>
      <text:h text:style-name="P209" text:outline-level="2">PSI 2.4:<text:s/></text:h>
      <text:h text:style-name="P210" text:outline-level="2">Comunicación del Plan de Trabajo</text:h>
      <text:p text:style-name="P211">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12">También se presentarán los proyectos adicionales como la mejora de la página web, la aplicación para los clientes y la aplicación para los trabajadores.</text:p>
      <text:p text:style-name="P213">Se expondrán las ideas valoradas hasta llegar a las que finalmente se recomiendan para que en caso de que alguna no llegue a convencer del todo a la empresa esta tenga opciones para elegir en<text:s/>caso de que alguna otra se más de su agrado.</text:p>
      <text:p text:style-name="P214"><text:span text:style-name="T215">La reunión con el comité se realizará dos semanas después de la finalización del PSI de modo que este pueda ser revisado convenientemente. El margen de tiempo adicional servirá para crear pequeños prototipos vis</text:span><text:span text:style-name="T216">uales del SI que se desea instalar además de material audiovisual adicional que poder utilizar en la presentación de modo que esta acabe siendo más amena y convinc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Heading7" style:display-name="Heading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Heading8" style:display-name="Heading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itle" style:display-name="Title"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itle" style:display-name="Subtitle"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Bullet" style:display-name="List Bullet" style:family="paragraph" style:parent-style-name="Normal" style:list-style-name="LFO8">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IntenseQuote" style:display-name="Intense Quote"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OCHeading" style:display-name="TOC Heading" style:family="paragraph" style:parent-style-name="Heading1" style:next-style-name="Normal" style:default-outline-level="1">
      <style:paragraph-properties fo:margin-top="0.1111in" fo:margin-bottom="0in" fo:line-height="150%"/>
      <style:text-properties fo:font-size="42pt" style:font-size-asian="42pt" fo:hyphenate="false"/>
    </style:style>
    <style:style style:name="Footer" style:display-name="Footer"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e" style:display-name="Quote"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Number" style:display-name="List Number"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DefaultParagraphFont">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DefaultParagraphFont">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DefaultParagraphFont">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DefaultParagraphFont"/>
    <style:style style:name="SubtitleChar" style:display-name="Subtitle Char" style:family="text" style:parent-style-name="DefaultParagraphFont">
      <style:text-properties style:font-name-asian="Times New Roman" fo:text-transform="uppercase" fo:font-size="20pt" style:font-size-asian="20pt" style:font-size-complex="11pt"/>
    </style:style>
    <style:style style:name="Heading7Char" style:display-name="Heading 7 Char" style:family="text" style:parent-style-name="DefaultParagraphFont">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DefaultParagraphFont">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DefaultParagraphFont">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SubtleEmphasis" style:display-name="Subtle Emphasis" style:family="text" style:parent-style-name="DefaultParagraphFont">
      <style:text-properties fo:font-style="italic" style:font-style-asian="italic" style:font-style-complex="italic" fo:color="#0072C6"/>
    </style:style>
    <style:style style:name="Emphasis" style:display-name="Emphasis" style:family="text" style:parent-style-name="DefaultParagraphFont">
      <style:text-properties fo:font-style="italic" style:font-style-asian="italic" style:font-style-complex="italic" fo:color="#F98723"/>
    </style:style>
    <style:style style:name="IntenseEmphasis" style:display-name="Intense Emphasis" style:family="text" style:parent-style-name="DefaultParagraphFont">
      <style:text-properties fo:font-weight="bold" style:font-weight-asian="bold" fo:font-style="italic" style:font-style-asian="italic" style:font-style-complex="italic" fo:color="#F98723"/>
    </style:style>
    <style:style style:name="Strong" style:display-name="Strong" style:family="text" style:parent-style-name="DefaultParagraphFont">
      <style:text-properties fo:font-weight="bold" style:font-weight-asian="bold" style:font-weight-complex="bold" fo:color="#0072C6"/>
    </style:style>
    <style:style style:name="SubtleReference" style:display-name="Subtle Reference" style:family="text" style:parent-style-name="DefaultParagraphFont">
      <style:text-properties fo:font-style="italic" style:font-style-asian="italic" fo:text-transform="none" fo:font-variant="normal" fo:color="#0072C6"/>
    </style:style>
    <style:style style:name="IntenseReference" style:display-name="Intense Reference" style:family="text" style:parent-style-name="DefaultParagraphFont">
      <style:text-properties fo:font-weight="bold" style:font-weight-asian="bold" style:font-weight-complex="bold" fo:font-style="italic" style:font-style-asian="italic" fo:text-transform="none" fo:font-variant="normal" fo:color="#0072C6" fo:letter-spacing="normal"/>
    </style:style>
    <style:style style:name="BookTitle" style:display-name="Book Title" style:family="text" style:parent-style-name="DefaultParagraphFont">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FooterChar" style:display-name="Footer Char" style:family="text" style:parent-style-name="DefaultParagraphFont">
      <style:text-properties fo:color="#FFFFFF" fo:background-color="#0072C6"/>
    </style:style>
    <style:style style:name="QuoteChar" style:display-name="Quote Char" style:family="text" style:parent-style-name="DefaultParagraphFont">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DefaultParagraphFont">
      <style:text-properties style:font-name="Georgia" fo:font-style="italic" style:font-style-asian="italic" style:font-style-complex="italic" fo:color="#F98723" fo:font-size="16pt" style:font-size-asian="16pt"/>
    </style:style>
    <style:style style:name="Heading3Char" style:display-name="Heading 3 Char" style:family="text" style:parent-style-name="DefaultParagraphFont">
      <style:text-properties style:font-name="Georgia" style:font-name-asian="Times New Roman" style:font-name-complex="Times New Roman" fo:color="#0072C6" fo:font-size="17pt" style:font-size-asian="17pt"/>
    </style:style>
    <style:style style:name="Heading6Char" style:display-name="Heading 6 Char" style:family="text" style:parent-style-name="DefaultParagraphFont">
      <style:text-properties style:font-name="Georgia" style:font-name-asian="Times New Roman" style:font-name-complex="Times New Roman" fo:color="#0072C6"/>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BalloonText" style:display-name="Balloon Text"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fo:font-size="9pt" style:font-size-asian="9pt" style:font-size-complex="9pt"/>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Times New Roman" style:font-name-asian="Times New Roman" style:font-name-complex="Times New Roman" fo:font-size="9pt" style:font-size-asian="9pt"/>
    </style:style>
    <style:style style:name="WW_CharLFO15LVL1" style:family="text">
      <style:text-properties style:font-name="Symbol"/>
    </style:style>
    <style:style style:name="WW_CharLFO15LVL2" style:family="text">
      <style:text-properties style:font-name="Times New Roman" style:font-name-asian="Times New Roman" style:font-name-complex="Times New Roman" fo:font-size="9pt" style:font-size-asian="9pt"/>
    </style:style>
    <style:style style:name="WW_CharLFO16LVL1" style:family="text">
      <style:text-properties style:font-name="Symbol"/>
    </style:style>
    <style:style style:name="WW_CharLFO16LVL2" style:family="text">
      <style:text-properties style:font-name="Times New Roman" style:font-name-asian="Times New Roman" style:font-name-complex="Times New Roman" fo:font-size="9pt" style:font-size-asian="9pt"/>
    </style:style>
    <style:style style:name="WW_CharLFO17LVL1" style:family="text">
      <style:text-properties style:font-name="Symbol"/>
    </style:style>
    <style:style style:name="WW_CharLFO17LVL2" style:family="text">
      <style:text-properties style:font-name="Times New Roman" style:font-name-asian="Times New Roman" style:font-name-complex="Times New Roman"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Footer"><text:page-number text:fixed="false">2</text:page-number></text:p>
      </style:footer>
    </style:master-page>
    <style:master-page style:next-style-name="MP0" style:name="MPF0" style:page-layout-name="PL0">
      <style:footer>
        <text:p text:style-name="Footer">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2-26T11:41:00Z</dc:date>
    <meta:template xlink:href="Business%20Paper.dotx" xlink:type="simple"/>
    <meta:editing-cycles>5</meta:editing-cycles>
    <meta:editing-duration>PT12240S</meta:editing-duration>
    <meta:user-defined meta:name="AssetID">TF10002024</meta:user-defined>
    <meta:document-statistic meta:page-count="11" meta:paragraph-count="41" meta:word-count="3111" meta:character-count="20809" meta:row-count="147" meta:non-whitespace-character-count="17739"/>
  </office:meta>
</office:document-meta>
</file>